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0efd4" draw:textarea-horizontal-align="justify" draw:textarea-vertical-align="middle" draw:auto-grow-height="false" fo:min-height="17.276cm" fo:min-width="35.06cm"/>
    </style:style>
    <style:style style:name="gr2" style:family="graphic" style:parent-style-name="standard">
      <style:graphic-properties draw:fill-color="#e0efd4" draw:textarea-horizontal-align="justify" draw:textarea-vertical-align="middle" draw:auto-grow-height="false" fo:min-height="22.991cm" fo:min-width="24.392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6.993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1.147cm" fo:min-width="6.993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fill-color="#00b274" draw:textarea-horizontal-align="justify" draw:textarea-vertical-align="middle" draw:auto-grow-height="false" fo:min-height="1.147cm" fo:min-width="6.993cm"/>
    </style:style>
    <style:style style:name="gr7" style:family="graphic" style:parent-style-name="standard">
      <style:graphic-properties draw:textarea-horizontal-align="justify" draw:textarea-vertical-align="middle" draw:auto-grow-height="false" fo:min-height="0.528cm" fo:min-width="0.516cm"/>
    </style:style>
    <style:style style:name="gr8" style:family="graphic" style:parent-style-name="objectwithoutfill">
      <style:graphic-properties draw:stroke="dash" draw:stroke-dash="_32__20_Dots_20_1_20_Dash" svg:stroke-width="0.102cm" svg:stroke-color="#87d1d1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textarea-horizontal-align="justify" draw:textarea-vertical-align="middle" draw:auto-grow-height="false" fo:min-height="0.528cm" fo:min-width="0.326cm"/>
    </style:style>
    <style:style style:name="gr10" style:family="graphic" style:parent-style-name="standard">
      <style:graphic-properties draw:textarea-horizontal-align="justify" draw:textarea-vertical-align="middle" draw:auto-grow-height="false" fo:min-height="0.528cm" fo:min-width="0.136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e0efd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a65d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00b274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5.56cm" svg:height="17.526cm" svg:x="1cm" svg:y="54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892cm" svg:height="23.241cm" svg:x="4.937cm" svg:y="2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892cm" svg:height="23.241cm" svg:x="1cm" svg:y="2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7.493cm" svg:height="1.397cm" svg:x="6.926cm" svg:y="5.064cm">
          <text:p text:style-name="P2">Status Start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7.493cm" svg:height="1.397cm" svg:x="6.926cm" svg:y="7.223cm">
          <text:p text:style-name="P2">go wait.Forever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7.493cm" svg:height="1.397cm" svg:x="6.926cm" svg:y="9.255cm">
          <text:p text:style-name="P2">updatePodStatus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7.493cm" svg:height="1.397cm" svg:x="6.37cm" svg:y="17.891cm">
          <text:p text:style-name="P2">message.BuildMsg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2.478cm" svg:height="0.963cm" svg:x="4.433cm" svg:y="3.794cm">
          <draw:text-box>
            <text:p>edge/pkg/edged/status/status_manager.go</text:p>
          </draw:text-box>
        </draw:frame>
        <draw:custom-shape draw:style-name="gr3" draw:text-style-name="P2" xml:id="id12" draw:id="id12" draw:layer="layout" svg:width="7.493cm" svg:height="1.397cm" svg:x="15.133cm" svg:y="17.891cm">
          <text:p text:style-name="P2">c.send.Send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7.493cm" svg:height="1.397cm" svg:x="14.612cm" svg:y="24.241cm">
          <text:p text:style-name="P2">beehiveContext.Send</text:p>
          <text:p text:style-name="P2">metamanager.MetaManagerModuleName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7.493cm" svg:height="1.397cm" svg:x="3.259cm" svg:y="12.049cm">
          <text:p text:style-name="P2">canBeDeleted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7.493cm" svg:height="1.397cm" svg:x="12.339cm" svg:y="12.049cm">
          <text:p text:style-name="P2">metaClient.Pods().Delete()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7.493cm" svg:height="1.397cm" svg:x="12.974cm" svg:y="15.732cm">
          <text:p text:style-name="P2">Delete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0.958cm" svg:height="0.963cm" svg:x="11.296cm" svg:y="14.699cm">
          <draw:text-box>
            <text:p>edge/pkg/metamanager/client/pod.go</text:p>
          </draw:text-box>
        </draw:frame>
        <draw:custom-shape draw:style-name="gr3" draw:text-style-name="P2" xml:id="id13" draw:id="id13" draw:layer="layout" svg:width="7.493cm" svg:height="1.397cm" svg:x="14.612cm" svg:y="21.955cm">
          <text:p text:style-name="P2">Send</text:p>
          <draw:enhanced-geometry svg:viewBox="0 0 21600 21600" draw:type="rectangle" draw:enhanced-path="M 0 0 L 21600 0 21600 21600 0 21600 0 0 Z N"/>
        </draw:custom-shape>
        <draw:custom-shape draw:style-name="gr3" draw:text-style-name="P2" xml:id="id17" draw:id="id17" draw:layer="layout" svg:width="7.493cm" svg:height="1.397cm" svg:x="18.553cm" svg:y="34.528cm">
          <text:p text:style-name="P2">proces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93cm" svg:height="1.397cm" svg:x="3.259cm" svg:y="14.843cm">
          <text:p text:style-name="P2">PodResourcesAreReclaimed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2.791cm" svg:height="0.963cm" svg:x="11.963cm" svg:y="20.812cm">
          <draw:text-box>
            <text:p>edge/pkg/metamanager/client/metaclient.go</text:p>
          </draw:text-box>
        </draw:frame>
        <draw:frame draw:style-name="gr5" draw:text-style-name="P4" draw:layer="layout" svg:width="9.578cm" svg:height="0.963cm" svg:x="1.889cm" svg:y="13.88cm">
          <draw:text-box>
            <text:p>edge/pkg/edged/edged_pods.go</text:p>
          </draw:text-box>
        </draw:frame>
        <draw:custom-shape draw:style-name="gr3" draw:text-style-name="P2" xml:id="id19" draw:id="id19" draw:layer="layout" svg:width="7.493cm" svg:height="1.397cm" svg:x="18.553cm" svg:y="42.021cm">
          <text:p text:style-name="P2">sendToCloud(&amp;message)</text:p>
          <draw:enhanced-geometry svg:viewBox="0 0 21600 21600" draw:type="rectangle" draw:enhanced-path="M 0 0 L 21600 0 21600 21600 0 21600 0 0 Z N"/>
        </draw:custom-shape>
        <draw:custom-shape draw:style-name="gr3" draw:text-style-name="P2" xml:id="id18" draw:id="id18" draw:layer="layout" svg:width="7.493cm" svg:height="1.397cm" svg:x="18.553cm" svg:y="39.481cm">
          <text:p text:style-name="P2">processDelete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7.493cm" svg:height="1.397cm" svg:x="5.509cm" svg:y="37.068cm">
          <text:p text:style-name="P2">m.Name()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7.493cm" svg:height="1.397cm" svg:x="9.255cm" svg:y="34.655cm">
          <text:p text:style-name="P2">beehiveContext.Receive(m.Name())</text:p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7.493cm" svg:height="1.397cm" svg:x="15.085cm" svg:y="31.099cm">
          <text:p text:style-name="P2">runMetaManager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7.493cm" svg:height="1.397cm" svg:x="18.553cm" svg:y="44.815cm">
          <text:p text:style-name="P2">beehiveContext.SendToGroup</text:p>
          <draw:enhanced-geometry svg:viewBox="0 0 21600 21600" draw:type="rectangle" draw:enhanced-path="M 0 0 L 21600 0 21600 21600 0 21600 0 0 Z N"/>
        </draw:custom-shape>
        <draw:custom-shape draw:style-name="gr3" draw:text-style-name="P2" xml:id="id16" draw:id="id16" draw:layer="layout" svg:width="7.493cm" svg:height="1.397cm" svg:x="5.509cm" svg:y="40.116cm">
          <text:p text:style-name="P2">MetaManagerModuleNam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0.889cm" svg:x="17.383cm" svg:y="19.7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2.032cm" svg:height="0.889cm" svg:x="15.478cm" svg:y="13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4" draw:layer="layout" svg:width="10.467cm" svg:height="0.963cm" svg:x="17.066cm" svg:y="38.137cm">
          <draw:text-box>
            <text:p>edge/pkg/metamanager/process.go</text:p>
          </draw:text-box>
        </draw:frame>
        <draw:connector draw:style-name="gr8" draw:text-style-name="P6" draw:layer="layout" draw:type="line" svg:x1="18.358cm" svg:y1="25.638cm" svg:x2="13.001cm" svg:y2="34.655cm" draw:start-shape="id1" draw:start-glue-point="2" draw:end-shape="id2" draw:end-glue-point="0" svg:d="M18358 25638l-5357 9017" svg:viewBox="0 0 5358 9018">
          <text:p/>
        </draw:connector>
        <draw:custom-shape draw:style-name="gr3" draw:text-style-name="P2" xml:id="id20" draw:id="id20" draw:layer="layout" svg:width="7.493cm" svg:height="1.397cm" svg:x="18.553cm" svg:y="47.482cm">
          <text:p text:style-name="P2">metaManagerConfig.Config.ContextSendGroup</text:p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7.493cm" svg:height="1.397cm" svg:x="17.256cm" svg:y="56.626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3" draw:text-style-name="P2" xml:id="id22" draw:id="id22" draw:layer="layout" svg:width="7.493cm" svg:height="1.397cm" svg:x="9.255cm" svg:y="59.928cm">
          <text:p text:style-name="P2">go uc.dispatchMessage()</text:p>
          <draw:enhanced-geometry svg:viewBox="0 0 21600 21600" draw:type="rectangle" draw:enhanced-path="M 0 0 L 21600 0 21600 21600 0 21600 0 0 Z N"/>
        </draw:custom-shape>
        <draw:custom-shape draw:style-name="gr3" draw:text-style-name="P2" xml:id="id26" draw:id="id26" draw:layer="layout" svg:width="7.493cm" svg:height="1.397cm" svg:x="11.986cm" svg:y="69.707cm">
          <text:p text:style-name="P2">uc.podDeleteChan &lt;- msg</text:p>
          <draw:enhanced-geometry svg:viewBox="0 0 21600 21600" draw:type="rectangle" draw:enhanced-path="M 0 0 L 21600 0 21600 21600 0 21600 0 0 Z N"/>
        </draw:custom-shape>
        <draw:custom-shape draw:style-name="gr3" draw:text-style-name="P2" xml:id="id28" draw:id="id28" draw:layer="layout" svg:width="7.493cm" svg:height="1.397cm" svg:x="26.591cm" svg:y="65.516cm">
          <text:p text:style-name="P2">msg := &lt;-uc.podDeleteChan: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.879cm" svg:height="0.963cm" svg:x="15.224cm" svg:y="55.155cm">
          <draw:text-box>
            <text:p>cloud/pkg/edgecontroller/controller/upstream.go</text:p>
          </draw:text-box>
        </draw:frame>
        <draw:custom-shape draw:style-name="gr3" draw:text-style-name="P2" xml:id="id23" draw:id="id23" draw:layer="layout" svg:width="7.493cm" svg:height="1.397cm" svg:x="26.591cm" svg:y="59.928cm">
          <text:p text:style-name="P2">go uc.deletePod()</text:p>
          <draw:enhanced-geometry svg:viewBox="0 0 21600 21600" draw:type="rectangle" draw:enhanced-path="M 0 0 L 21600 0 21600 21600 0 21600 0 0 Z N"/>
        </draw:custom-shape>
        <draw:custom-shape draw:style-name="gr3" draw:text-style-name="P2" xml:id="id25" draw:id="id25" draw:layer="layout" svg:width="7.493cm" svg:height="1.397cm" svg:x="11.986cm" svg:y="66.405cm">
          <text:p text:style-name="P2">model.DeleteOperation</text:p>
          <draw:enhanced-geometry svg:viewBox="0 0 21600 21600" draw:type="rectangle" draw:enhanced-path="M 0 0 L 21600 0 21600 21600 0 21600 0 0 Z N"/>
        </draw:custom-shape>
        <draw:custom-shape draw:style-name="gr3" draw:text-style-name="P2" xml:id="id24" draw:id="id24" draw:layer="layout" svg:width="7.493cm" svg:height="1.397cm" svg:x="8.747cm" svg:y="62.849cm">
          <text:p text:style-name="P2">dispatchMessage</text:p>
          <draw:enhanced-geometry svg:viewBox="0 0 21600 21600" draw:type="rectangle" draw:enhanced-path="M 0 0 L 21600 0 21600 21600 0 21600 0 0 Z N"/>
        </draw:custom-shape>
        <draw:custom-shape draw:style-name="gr3" draw:text-style-name="P2" xml:id="id27" draw:id="id27" draw:layer="layout" svg:width="7.493cm" svg:height="1.397cm" svg:x="26.591cm" svg:y="63.357cm">
          <text:p text:style-name="P2">deletePod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7.493cm" svg:height="1.397cm" svg:x="1.656cm" svg:y="66.288cm">
          <text:p text:style-name="P2">uc.messageLayer.Receive()</text:p>
          <draw:enhanced-geometry svg:viewBox="0 0 21600 21600" draw:type="rectangle" draw:enhanced-path="M 0 0 L 21600 0 21600 21600 0 21600 0 0 Z N"/>
        </draw:custom-shape>
        <draw:custom-shape draw:style-name="gr6" draw:text-style-name="P5" xml:id="id29" draw:id="id29" draw:layer="layout" svg:width="7.493cm" svg:height="1.397cm" svg:x="26.591cm" svg:y="68.183cm">
          <text:p text:style-name="P2">uc.kubeClient.CoreV1().Pods().Delete()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651cm" svg:height="0.889cm" svg:x="10.906cm" svg:y="61.4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draw:layer="layout" svg:width="1.27cm" svg:height="0.889cm" svg:x="29.702cm" svg:y="62.0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8" draw:text-style-name="P6" draw:layer="layout" draw:type="line" svg:x1="22.299cm" svg:y1="46.212cm" svg:x2="5.402cm" svg:y2="66.288cm" draw:start-shape="id3" draw:start-glue-point="2" draw:end-shape="id4" draw:end-glue-point="0" svg:d="M22299 46212l-16897 20076" svg:viewBox="0 0 16898 20077">
          <text:p/>
        </draw:connector>
        <draw:connector draw:style-name="gr11" draw:text-style-name="P6" draw:layer="layout" draw:type="line" svg:x1="10.672cm" svg:y1="6.461cm" svg:x2="10.672cm" svg:y2="7.223cm" draw:start-shape="id5" draw:start-glue-point="2" draw:end-shape="id6" svg:d="M10672 6461v762" svg:viewBox="0 0 1 763">
          <text:p/>
        </draw:connector>
        <draw:connector draw:style-name="gr11" draw:text-style-name="P6" draw:layer="layout" draw:type="line" svg:x1="10.672cm" svg:y1="8.62cm" svg:x2="10.672cm" svg:y2="9.255cm" draw:start-shape="id6" draw:start-glue-point="2" draw:end-shape="id7" draw:end-glue-point="0" svg:d="M10672 8620v635" svg:viewBox="0 0 1 636">
          <text:p/>
        </draw:connector>
        <draw:connector draw:style-name="gr11" draw:text-style-name="P6" draw:layer="layout" draw:type="line" svg:x1="10.672cm" svg:y1="10.652cm" svg:x2="7.005cm" svg:y2="12.049cm" draw:start-shape="id7" draw:start-glue-point="2" draw:end-shape="id8" draw:end-glue-point="0" svg:d="M10672 10652l-3667 1397" svg:viewBox="0 0 3668 1398">
          <text:p/>
        </draw:connector>
        <draw:connector draw:style-name="gr11" draw:text-style-name="P6" draw:layer="layout" draw:type="line" svg:x1="10.672cm" svg:y1="10.652cm" svg:x2="16.085cm" svg:y2="12.049cm" draw:start-shape="id7" draw:start-glue-point="2" draw:end-shape="id9" draw:end-glue-point="0" svg:d="M10672 10652l5413 1397" svg:viewBox="0 0 5414 1398">
          <text:p/>
        </draw:connector>
        <draw:connector draw:style-name="gr11" draw:text-style-name="P6" draw:layer="layout" draw:type="line" svg:x1="7.005cm" svg:y1="13.446cm" svg:x2="6.842cm" svg:y2="14.843cm" draw:start-shape="id8" draw:start-glue-point="2" svg:d="M7005 13446l-163 1397" svg:viewBox="0 0 164 1398">
          <text:p/>
        </draw:connector>
        <draw:connector draw:style-name="gr11" draw:text-style-name="P6" draw:layer="layout" draw:type="line" svg:x1="16.72cm" svg:y1="17.129cm" svg:x2="10.116cm" svg:y2="17.891cm" draw:start-shape="id10" draw:start-glue-point="2" draw:end-shape="id11" draw:end-glue-point="0" svg:d="M16720 17129l-6604 762" svg:viewBox="0 0 6605 763">
          <text:p/>
        </draw:connector>
        <draw:connector draw:style-name="gr11" draw:text-style-name="P6" draw:layer="layout" draw:type="line" svg:x1="16.72cm" svg:y1="17.129cm" svg:x2="18.879cm" svg:y2="17.891cm" draw:start-shape="id10" draw:end-shape="id12" svg:d="M16720 17129l2159 762" svg:viewBox="0 0 2160 763">
          <text:p/>
        </draw:connector>
        <draw:connector draw:style-name="gr11" draw:text-style-name="P6" draw:layer="layout" draw:type="line" svg:x1="18.358cm" svg:y1="23.352cm" svg:x2="18.358cm" svg:y2="24.241cm" draw:start-shape="id13" draw:start-glue-point="2" draw:end-shape="id1" draw:end-glue-point="0" svg:d="M18358 23352v889" svg:viewBox="0 0 1 890">
          <text:p/>
        </draw:connector>
        <draw:connector draw:style-name="gr11" draw:text-style-name="P6" draw:layer="layout" draw:type="line" svg:x1="18.831cm" svg:y1="32.496cm" svg:x2="13.001cm" svg:y2="34.655cm" draw:start-shape="id14" draw:start-glue-point="2" draw:end-shape="id2" draw:end-glue-point="0" svg:d="M18831 32496l-5830 2159" svg:viewBox="0 0 5831 2160">
          <text:p/>
        </draw:connector>
        <draw:connector draw:style-name="gr11" draw:text-style-name="P6" draw:layer="layout" draw:type="line" svg:x1="13.001cm" svg:y1="36.052cm" svg:x2="9.255cm" svg:y2="37.068cm" draw:start-shape="id2" draw:start-glue-point="2" draw:end-shape="id15" draw:end-glue-point="0" svg:d="M13001 36052l-3746 1016" svg:viewBox="0 0 3747 1017">
          <text:p/>
        </draw:connector>
        <draw:connector draw:style-name="gr11" draw:text-style-name="P6" draw:layer="layout" draw:type="line" svg:x1="9.255cm" svg:y1="38.465cm" svg:x2="9.255cm" svg:y2="40.116cm" draw:start-shape="id15" draw:start-glue-point="2" draw:end-shape="id16" draw:end-glue-point="0" svg:d="M9255 38465v1651" svg:viewBox="0 0 1 1652">
          <text:p/>
        </draw:connector>
        <draw:connector draw:style-name="gr11" draw:text-style-name="P6" draw:layer="layout" draw:type="line" svg:x1="18.831cm" svg:y1="32.496cm" svg:x2="22.299cm" svg:y2="34.528cm" draw:start-shape="id14" draw:start-glue-point="2" draw:end-shape="id17" draw:end-glue-point="0" svg:d="M18831 32496l3468 2032" svg:viewBox="0 0 3469 2033">
          <text:p/>
        </draw:connector>
        <draw:connector draw:style-name="gr11" draw:text-style-name="P6" draw:layer="layout" draw:type="line" svg:x1="22.299cm" svg:y1="35.925cm" svg:x2="22.299cm" svg:y2="39.481cm" draw:start-shape="id17" draw:start-glue-point="2" draw:end-shape="id18" svg:d="M22299 35925v3556" svg:viewBox="0 0 1 3557">
          <text:p/>
        </draw:connector>
        <draw:connector draw:style-name="gr11" draw:text-style-name="P6" draw:layer="layout" draw:type="line" svg:x1="22.299cm" svg:y1="40.878cm" svg:x2="22.299cm" svg:y2="42.021cm" draw:start-shape="id18" draw:start-glue-point="2" draw:end-shape="id19" svg:d="M22299 40878v1143" svg:viewBox="0 0 1 1144">
          <text:p/>
        </draw:connector>
        <draw:connector draw:style-name="gr11" draw:text-style-name="P6" draw:layer="layout" draw:type="line" svg:x1="22.299cm" svg:y1="43.418cm" svg:x2="22.299cm" svg:y2="44.815cm" draw:start-shape="id19" draw:start-glue-point="2" draw:end-shape="id3" draw:end-glue-point="0" svg:d="M22299 43418v1397" svg:viewBox="0 0 1 1398">
          <text:p/>
        </draw:connector>
        <draw:connector draw:style-name="gr11" draw:text-style-name="P6" draw:layer="layout" draw:type="line" svg:x1="22.299cm" svg:y1="46.212cm" svg:x2="22.299cm" svg:y2="47.482cm" draw:start-shape="id3" draw:start-glue-point="2" draw:end-shape="id20" draw:end-glue-point="0" svg:d="M22299 46212v1270" svg:viewBox="0 0 1 1271">
          <text:p/>
        </draw:connector>
        <draw:connector draw:style-name="gr11" draw:text-style-name="P6" draw:layer="layout" draw:type="line" svg:x1="21.002cm" svg:y1="58.023cm" svg:x2="13.001cm" svg:y2="59.928cm" draw:start-shape="id21" draw:start-glue-point="2" draw:end-shape="id22" draw:end-glue-point="0" svg:d="M21002 58023l-8001 1905" svg:viewBox="0 0 8002 1906">
          <text:p/>
        </draw:connector>
        <draw:connector draw:style-name="gr11" draw:text-style-name="P6" draw:layer="layout" draw:type="line" svg:x1="21.002cm" svg:y1="58.023cm" svg:x2="30.337cm" svg:y2="59.928cm" draw:start-shape="id21" draw:start-glue-point="2" draw:end-shape="id23" draw:end-glue-point="0" svg:d="M21002 58023l9335 1905" svg:viewBox="0 0 9336 1906">
          <text:p/>
        </draw:connector>
        <draw:connector draw:style-name="gr11" draw:text-style-name="P6" draw:layer="layout" draw:type="line" svg:x1="12.493cm" svg:y1="64.246cm" svg:x2="5.402cm" svg:y2="66.288cm" draw:start-shape="id24" draw:start-glue-point="2" draw:end-shape="id4" draw:end-glue-point="0" svg:d="M12493 64246l-7091 2042" svg:viewBox="0 0 7092 2043">
          <text:p/>
        </draw:connector>
        <draw:connector draw:style-name="gr11" draw:text-style-name="P6" draw:layer="layout" draw:type="line" svg:x1="12.493cm" svg:y1="64.246cm" svg:x2="15.732cm" svg:y2="66.405cm" draw:start-shape="id24" draw:start-glue-point="2" draw:end-shape="id25" draw:end-glue-point="0" svg:d="M12493 64246l3239 2159" svg:viewBox="0 0 3240 2160">
          <text:p/>
        </draw:connector>
        <draw:connector draw:style-name="gr11" draw:text-style-name="P6" draw:layer="layout" draw:type="line" svg:x1="15.732cm" svg:y1="67.802cm" svg:x2="15.732cm" svg:y2="69.707cm" draw:start-shape="id25" draw:start-glue-point="2" draw:end-shape="id26" draw:end-glue-point="0" svg:d="M15732 67802v1905" svg:viewBox="0 0 1 1906">
          <text:p/>
        </draw:connector>
        <draw:connector draw:style-name="gr11" draw:text-style-name="P6" draw:layer="layout" draw:type="line" svg:x1="30.337cm" svg:y1="64.754cm" svg:x2="30.337cm" svg:y2="65.516cm" draw:start-shape="id27" draw:start-glue-point="2" draw:end-shape="id28" draw:end-glue-point="0" svg:d="M30337 64754v762" svg:viewBox="0 0 1 763">
          <text:p/>
        </draw:connector>
        <draw:connector draw:style-name="gr11" draw:text-style-name="P6" draw:layer="layout" draw:type="line" svg:x1="30.337cm" svg:y1="66.913cm" svg:x2="30.337cm" svg:y2="68.183cm" draw:start-shape="id28" draw:start-glue-point="2" draw:end-shape="id29" draw:end-glue-point="0" svg:d="M30337 66913v1270" svg:viewBox="0 0 1 1271">
          <text:p/>
        </draw:connector>
        <draw:custom-shape draw:style-name="gr3" draw:text-style-name="P2" xml:id="id30" draw:id="id30" draw:layer="layout" svg:width="7.493cm" svg:height="1.397cm" svg:x="15.085cm" svg:y="28.94cm">
          <text:p text:style-name="P2">MetaManager Start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2.123cm" svg:height="0.963cm" svg:x="12.77cm" svg:y="27.85cm">
          <draw:text-box>
            <text:p>edge/pkg/metamanager/metamanager.go</text:p>
          </draw:text-box>
        </draw:frame>
        <draw:connector draw:style-name="gr11" draw:text-style-name="P6" draw:layer="layout" draw:type="line" svg:x1="18.831cm" svg:y1="30.337cm" svg:x2="18.831cm" svg:y2="31.099cm" draw:start-shape="id30" draw:start-glue-point="2" draw:end-shape="id14" draw:end-glue-point="0" svg:d="M18831 30337v762" svg:viewBox="0 0 1 7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3T09:19:07.592283477</meta:creation-date>
    <meta:generator>LibreOffice/6.0.7.3$Linux_X86_64 LibreOffice_project/00m0$Build-3</meta:generator>
    <dc:date>2020-04-23T11:41:14.093126868</dc:date>
    <meta:editing-duration>PT1H3M10S</meta:editing-duration>
    <meta:editing-cycles>22</meta:editing-cycles>
    <meta:document-statistic meta:object-count="71"/>
  </office:meta>
</office:document-meta>
</file>